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555in"/>
    </style:style>
    <style:style style:name="co2" style:family="table-column">
      <style:table-column-properties fo:break-before="auto" style:column-width="0.7035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78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in"/>
      <style:map style:condition="cell-content()&gt;1.1*[.D2]" style:apply-style-name="Bad" style:base-cell-address="Sheet1.B2"/>
    </style:style>
    <style:style style:name="ce3" style:family="table-cell" style:parent-style-name="Default" style:data-style-name="N142">
      <style:table-cell-properties fo:background-color="#0059ff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in"/>
      <style:map style:condition="cell-content()&gt;1.1*[.E2]" style:apply-style-name="Bad" style:base-cell-address="Sheet1.C2"/>
    </style:style>
    <style:style style:name="ce5" style:family="table-cell" style:parent-style-name="Default" style:data-style-name="N142">
      <style:table-cell-properties fo:background-color="#ff800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42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0449in" svg:height="3.5429in" svg:x="1.8339in" svg:y="0in">
            <draw:object draw:notify-on-update-of-ranges="Sheet1.B1:Sheet1.B1 Sheet1.B2:Sheet1.B19 Sheet1.C1:Sheet1.C1 Sheet1.C2:Sheet1.C19 Sheet1.D1:Sheet1.D1 Sheet1.D2:Sheet1.D19 Sheet1.E1:Sheet1.E1 Sheet1.E2:Sheet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13"/>
        <table:table-column table:style-name="co4" table:default-cell-style-name="ce7"/>
        <table:table-row table:style-name="ro1">
          <table:table-cell table:style-name="Default"/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Avg LEFT</text:p>
          </table:table-cell>
          <table:table-cell table:style-name="ce1" office:value-type="string" calcext:value-type="string">
            <text:p>Avg 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70 + RAND()*20" office:value-type="float" office:value="86.0148316961689" calcext:value-type="float">
            <text:p>86</text:p>
          </table:table-cell>
          <table:table-cell table:formula="of:=115 + RAND()*30" office:value-type="float" office:value="127.504704774958" calcext:value-type="float">
            <text:p>128</text:p>
          </table:table-cell>
          <table:table-cell table:formula="of:=[.B20]" office:value-type="float" office:value="79.265123864919" calcext:value-type="float" table:number-columns-spanned="1" table:number-rows-spanned="18">
            <text:p>79.3</text:p>
          </table:table-cell>
          <table:table-cell table:style-name="ce13" table:formula="of:=[.C20]" office:value-type="float" office:value="130.108416266225" calcext:value-type="float" table:number-columns-spanned="1" table:number-rows-spanned="18">
            <text:p>13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70 + RAND()*20" office:value-type="float" office:value="74.7609057446814" calcext:value-type="float">
            <text:p>75</text:p>
          </table:table-cell>
          <table:table-cell table:formula="of:=115 + RAND()*30" office:value-type="float" office:value="137.338083836802" calcext:value-type="float">
            <text:p>137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70 + RAND()*20" office:value-type="float" office:value="78.2109437749808" calcext:value-type="float">
            <text:p>78</text:p>
          </table:table-cell>
          <table:table-cell table:formula="of:=115 + RAND()*30" office:value-type="float" office:value="115.37450278496" calcext:value-type="float">
            <text:p>115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70 + RAND()*20" office:value-type="float" office:value="84.2852774461399" calcext:value-type="float">
            <text:p>84</text:p>
          </table:table-cell>
          <table:table-cell table:formula="of:=115 + RAND()*30" office:value-type="float" office:value="131.669514061307" calcext:value-type="float">
            <text:p>132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70 + RAND()*20" office:value-type="float" office:value="77.6143474817546" calcext:value-type="float">
            <text:p>78</text:p>
          </table:table-cell>
          <table:table-cell table:formula="of:=115 + RAND()*30" office:value-type="float" office:value="134.121149662488" calcext:value-type="float">
            <text:p>134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70 + RAND()*20" office:value-type="float" office:value="70.3495221487798" calcext:value-type="float">
            <text:p>70</text:p>
          </table:table-cell>
          <table:table-cell table:formula="of:=115 + RAND()*30" office:value-type="float" office:value="127.851377043767" calcext:value-type="float">
            <text:p>128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70 + RAND()*20" office:value-type="float" office:value="80.4354517063676" calcext:value-type="float">
            <text:p>80</text:p>
          </table:table-cell>
          <table:table-cell table:formula="of:=115 + RAND()*30" office:value-type="float" office:value="132.986419815302" calcext:value-type="float">
            <text:p>133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70 + RAND()*20" office:value-type="float" office:value="70.0331622832514" calcext:value-type="float">
            <text:p>70</text:p>
          </table:table-cell>
          <table:table-cell table:formula="of:=115 + RAND()*30" office:value-type="float" office:value="124.866816263736" calcext:value-type="float">
            <text:p>125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70 + RAND()*20" office:value-type="float" office:value="77.3340060671758" calcext:value-type="float">
            <text:p>77</text:p>
          </table:table-cell>
          <table:table-cell table:formula="of:=115 + RAND()*30" office:value-type="float" office:value="117.479657376968" calcext:value-type="float">
            <text:p>117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70 + RAND()*20" office:value-type="float" office:value="89.1153986442097" calcext:value-type="float">
            <text:p>89</text:p>
          </table:table-cell>
          <table:table-cell table:formula="of:=115 + RAND()*30" office:value-type="float" office:value="130.962187880619" calcext:value-type="float">
            <text:p>131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70 + RAND()*20" office:value-type="float" office:value="82.3351340816132" calcext:value-type="float">
            <text:p>82</text:p>
          </table:table-cell>
          <table:table-cell table:formula="of:=115 + RAND()*30" office:value-type="float" office:value="144.427757458353" calcext:value-type="float">
            <text:p>144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70 + RAND()*20" office:value-type="float" office:value="82.8653206513257" calcext:value-type="float">
            <text:p>83</text:p>
          </table:table-cell>
          <table:table-cell table:formula="of:=115 + RAND()*30" office:value-type="float" office:value="140.618314759506" calcext:value-type="float">
            <text:p>141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70 + RAND()*20" office:value-type="float" office:value="83.9470747595942" calcext:value-type="float">
            <text:p>84</text:p>
          </table:table-cell>
          <table:table-cell table:formula="of:=115 + RAND()*30" office:value-type="float" office:value="117.075979952233" calcext:value-type="float">
            <text:p>117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70 + RAND()*20" office:value-type="float" office:value="76.0180608782219" calcext:value-type="float">
            <text:p>76</text:p>
          </table:table-cell>
          <table:table-cell table:formula="of:=115 + RAND()*30" office:value-type="float" office:value="137.31627490397" calcext:value-type="float">
            <text:p>137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70 + RAND()*20" office:value-type="float" office:value="73.772138802168" calcext:value-type="float">
            <text:p>74</text:p>
          </table:table-cell>
          <table:table-cell table:formula="of:=115 + RAND()*30" office:value-type="float" office:value="132.808774704349" calcext:value-type="float">
            <text:p>133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70 + RAND()*20" office:value-type="float" office:value="84.3623266843169" calcext:value-type="float">
            <text:p>84</text:p>
          </table:table-cell>
          <table:table-cell table:formula="of:=115 + RAND()*30" office:value-type="float" office:value="136.930364319393" calcext:value-type="float">
            <text:p>137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70 + RAND()*20" office:value-type="float" office:value="84.2150401153351" calcext:value-type="float">
            <text:p>84</text:p>
          </table:table-cell>
          <table:table-cell table:formula="of:=115 + RAND()*30" office:value-type="float" office:value="121.370645548627" calcext:value-type="float">
            <text:p>121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70 + RAND()*20" office:value-type="float" office:value="71.1032866024569" calcext:value-type="float">
            <text:p>71</text:p>
          </table:table-cell>
          <table:table-cell table:formula="of:=115 + RAND()*30" office:value-type="float" office:value="131.248967644709" calcext:value-type="float">
            <text:p>131</text:p>
          </table:table-cell>
          <table:covered-table-cell table:formula="of:=[.B20]" office:value-type="float" office:value="79.265123864919" calcext:value-type="float">
            <text:p>79.3</text:p>
          </table:covered-table-cell>
          <table:covered-table-cell table:formula="of:=[.C20]" office:value-type="float" office:value="130.108416266225" calcext:value-type="float">
            <text:p>130.1</text:p>
          </table:covered-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3" table:formula="of:=AVERAGE([.B2:.B19])" office:value-type="float" office:value="79.265123864919" calcext:value-type="float">
            <text:p>79.3</text:p>
          </table:table-cell>
          <table:table-cell table:style-name="ce5" table:formula="of:=AVERAGE([.C2:.C19])" office:value-type="float" office:value="130.108416266225" calcext:value-type="float">
            <text:p>130.1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ce10" table:formula="of:=SUM([.B2:.B19])" office:value-type="float" office:value="1426.77222956854" calcext:value-type="float">
            <text:p>1427</text:p>
          </table:table-cell>
          <table:table-cell table:style-name="ce10" table:formula="of:=SUM([.C2:.C19])" office:value-type="float" office:value="2341.95149279205" calcext:value-type="float">
            <text:p>2342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ce10" table:formula="of:=SUM([.B21];[.C21])" office:value-type="float" office:value="3768.72372236059" calcext:value-type="float" table:number-columns-spanned="2" table:number-rows-spanned="1">
            <text:p>3769</text:p>
          </table:table-cell>
          <table:covered-table-cell table:style-name="Default"/>
          <table:table-cell table:style-name="Default" table:number-columns-repeated="2"/>
        </table:table-row>
        <calcext:conditional-formats>
          <calcext:conditional-format calcext:target-range-address="Sheet1.B2:Sheet1.B19">
            <calcext:condition calcext:apply-style-name="Bad" calcext:value="&gt;1.1*[.D2]" calcext:base-cell-address="Sheet1.B2"/>
          </calcext:conditional-format>
          <calcext:conditional-format calcext:target-range-address="Sheet1.B2:Sheet1.B19">
            <calcext:condition calcext:apply-style-name="Neutral" calcext:value="&lt;0.9*[.D2]" calcext:base-cell-address="Sheet1.B2"/>
          </calcext:conditional-format>
          <calcext:conditional-format calcext:target-range-address="Sheet1.C2:Sheet1.C19">
            <calcext:condition calcext:apply-style-name="Bad" calcext:value="&gt;1.1*[.E2]" calcext:base-cell-address="Sheet1.C2"/>
          </calcext:conditional-format>
          <calcext:conditional-format calcext:target-range-address="Sheet1.C2:Sheet1.C19">
            <calcext:condition calcext:apply-style-name="Neutral" calcext:value="&lt;0.9*[.E2]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Lucida Sans Unicode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 style:data-style-name="N2" text:time-value="11:26:44.1578453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2-08T02:16:22.672124724</meta:creation-date>
    <meta:generator>LibreOffice/25.2.5.2$Linux_X86_64 LibreOffice_project/520$Build-2</meta:generator>
    <dc:date>2025-07-30T11:30:07.987612686</dc:date>
    <meta:editing-duration>PT44M55S</meta:editing-duration>
    <meta:editing-cycles>33</meta:editing-cycles>
    <meta:document-statistic meta:table-count="1" meta:cell-count="10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4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false" chart:logarithmic="false" chart:minimum="0" chart:maximum="1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diamond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2">
      <style:chart-properties chart:symbol-type="none" chart:link-data-style-to-source="true"/>
      <style:graphic-properties draw:stroke="dash" draw:stroke-dash="Dash" svg:stroke-width="0.051cm" svg:stroke-color="#0059ff" svg:stroke-opacity="60%" draw:fill-color="#0059ff" draw:opacity="60%" dr3d:edge-rounding="5%"/>
      <style:text-properties fo:font-size="10pt" style:font-size-asian="10pt" style:font-size-complex="10pt"/>
    </style:style>
    <style:style style:name="ch10" style:family="chart" style:data-style-name="N142">
      <style:chart-properties chart:symbol-type="none" chart:link-data-style-to-source="true"/>
      <style:graphic-properties draw:stroke="dash" draw:stroke-dash="Dash" svg:stroke-width="0.051cm" svg:stroke-color="#ff8000" svg:stroke-opacity="80%" draw:fill-color="#ff8000" draw:opacity="8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15cm" svg:height="9cm" xlink:href=".." xlink:type="simple" chart:class="chart:radar" chart:style-name="ch1">
        <chart:legend chart:legend-position="end" svg:x="8.913cm" svg:y="3.454cm" style:legend-expansion="high" chart:style-name="ch2"/>
        <chart:plot-area chart:style-name="ch3" svg:x="0.256cm" svg:y="0.18cm" svg:width="8.401cm" svg:height="8.64cm">
          <chart:coordinate-region svg:x="1.014cm" svg:y="1.154cm" svg:width="6.693cm" svg:height="6.6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9" chart:label-cell-address="Sheet1.B1:Sheet1.B1" chart:class="chart:radar">
            <chart:data-point chart:repeated="18"/>
          </chart:series>
          <chart:series chart:style-name="ch8" chart:values-cell-range-address="Sheet1.C2:Sheet1.C19" chart:label-cell-address="Sheet1.C1:Sheet1.C1" chart:class="chart:radar">
            <chart:data-point chart:repeated="18"/>
          </chart:series>
          <chart:series chart:style-name="ch9" chart:values-cell-range-address="Sheet1.D2:Sheet1.D19" chart:label-cell-address="Sheet1.D1:Sheet1.D1" chart:class="chart:radar">
            <chart:data-point chart:repeated="18"/>
          </chart:series>
          <chart:series chart:style-name="ch10" chart:values-cell-range-address="Sheet1.E2:Sheet1.E19" chart:label-cell-address="Sheet1.E1:Sheet1.E1" chart:class="chart:rad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Sheet1.B1:Sheet1.B1</svg:desc>
                </draw:g>
              </table:table-cell>
              <table:table-cell office:value-type="string">
                <text:p>RIGHT</text:p>
                <draw:g>
                  <svg:desc>Sheet1.C1:Sheet1.C1</svg:desc>
                </draw:g>
              </table:table-cell>
              <table:table-cell office:value-type="string">
                <text:p>Avg LEFT</text:p>
                <draw:g>
                  <svg:desc>Sheet1.D1:Sheet1.D1</svg:desc>
                </draw:g>
              </table:table-cell>
              <table:table-cell office:value-type="string">
                <text:p>Avg RIGH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.0148316961689">
                <text:p>86.0148316961689</text:p>
                <draw:g>
                  <svg:desc>Sheet1.B2:Sheet1.B19</svg:desc>
                </draw:g>
              </table:table-cell>
              <table:table-cell office:value-type="float" office:value="127.504704774958">
                <text:p>127.504704774958</text:p>
                <draw:g>
                  <svg:desc>Sheet1.C2:Sheet1.C19</svg:desc>
                </draw:g>
              </table:table-cell>
              <table:table-cell office:value-type="float" office:value="79.265123864919">
                <text:p>79.265123864919</text:p>
                <draw:g>
                  <svg:desc>Sheet1.D2:Sheet1.D19</svg:desc>
                </draw:g>
              </table:table-cell>
              <table:table-cell office:value-type="float" office:value="130.108416266225">
                <text:p>130.108416266225</text:p>
                <draw:g>
                  <svg:desc>Sheet1.E2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.7609057446814">
                <text:p>74.7609057446814</text:p>
              </table:table-cell>
              <table:table-cell office:value-type="float" office:value="137.338083836802">
                <text:p>137.338083836802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2109437749808">
                <text:p>78.2109437749808</text:p>
              </table:table-cell>
              <table:table-cell office:value-type="float" office:value="115.37450278496">
                <text:p>115.37450278496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2852774461399">
                <text:p>84.2852774461399</text:p>
              </table:table-cell>
              <table:table-cell office:value-type="float" office:value="131.669514061307">
                <text:p>131.669514061307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6143474817546">
                <text:p>77.6143474817546</text:p>
              </table:table-cell>
              <table:table-cell office:value-type="float" office:value="134.121149662488">
                <text:p>134.121149662488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3495221487798">
                <text:p>70.3495221487798</text:p>
              </table:table-cell>
              <table:table-cell office:value-type="float" office:value="127.851377043767">
                <text:p>127.851377043767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.4354517063676">
                <text:p>80.4354517063676</text:p>
              </table:table-cell>
              <table:table-cell office:value-type="float" office:value="132.986419815302">
                <text:p>132.986419815302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0331622832514">
                <text:p>70.0331622832514</text:p>
              </table:table-cell>
              <table:table-cell office:value-type="float" office:value="124.866816263736">
                <text:p>124.866816263736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3340060671758">
                <text:p>77.3340060671758</text:p>
              </table:table-cell>
              <table:table-cell office:value-type="float" office:value="117.479657376968">
                <text:p>117.479657376968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1153986442097">
                <text:p>89.1153986442097</text:p>
              </table:table-cell>
              <table:table-cell office:value-type="float" office:value="130.962187880619">
                <text:p>130.962187880619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3351340816132">
                <text:p>82.3351340816132</text:p>
              </table:table-cell>
              <table:table-cell office:value-type="float" office:value="144.427757458353">
                <text:p>144.427757458353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8653206513257">
                <text:p>82.8653206513257</text:p>
              </table:table-cell>
              <table:table-cell office:value-type="float" office:value="140.618314759506">
                <text:p>140.618314759506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.9470747595942">
                <text:p>83.9470747595942</text:p>
              </table:table-cell>
              <table:table-cell office:value-type="float" office:value="117.075979952233">
                <text:p>117.075979952233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.0180608782219">
                <text:p>76.0180608782219</text:p>
              </table:table-cell>
              <table:table-cell office:value-type="float" office:value="137.31627490397">
                <text:p>137.31627490397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.772138802168">
                <text:p>73.772138802168</text:p>
              </table:table-cell>
              <table:table-cell office:value-type="float" office:value="132.808774704349">
                <text:p>132.808774704349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.3623266843169">
                <text:p>84.3623266843169</text:p>
              </table:table-cell>
              <table:table-cell office:value-type="float" office:value="136.930364319393">
                <text:p>136.930364319393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.2150401153351">
                <text:p>84.2150401153351</text:p>
              </table:table-cell>
              <table:table-cell office:value-type="float" office:value="121.370645548627">
                <text:p>121.370645548627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.1032866024569">
                <text:p>71.1032866024569</text:p>
              </table:table-cell>
              <table:table-cell office:value-type="float" office:value="131.248967644709">
                <text:p>131.248967644709</text:p>
              </table:table-cell>
              <table:table-cell office:value-type="float" office:value="79.265123864919">
                <text:p>79.265123864919</text:p>
              </table:table-cell>
              <table:table-cell office:value-type="float" office:value="130.108416266225">
                <text:p>130.108416266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Dash" draw:style="rect" draw:dots1="1" draw:dots1-length="300%" draw:distance="100%"/>
  </office:styles>
</office:document-styles>
</file>